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a8928fd9a59570f2de97d0063c119783" style:family="table-column">
      <style:table-column-properties fo:break-before="auto" style:use-optimal-column-width="false" style:column-width="6cm"/>
    </style:style>
    <style:style style:name="odsStyleTableColumn-c7c7dcddc229b8d9b654cf2003cfe7e5" style:family="table-column">
      <style:table-column-properties fo:break-before="auto" style:use-optimal-column-width="false" style:column-width="5cm"/>
    </style:style>
    <style:style style:name="odsStyleTableColumn-6c3f610db01c889e6efbea4524065909" style:family="table-column">
      <style:table-column-properties fo:break-before="auto" style:use-optimal-column-width="false" style:column-width="3cm"/>
    </style:style>
    <style:style style:name="odsStyleTableCell-9d21c644c1c8dadee7a0c3a5e8d4e1e7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0a273ae0cab56f3d85de50082a398eb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fcfe4a0092f9aefd97926271049ddf20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7f0bfbe8dd36b1f7f6d2cf72722a4d4b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c0847ed3177c9bd3251b280386be6b6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9618637dad2b2085d9d3ce2b0ae545d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a8928fd9a59570f2de97d0063c119783" table:default-cell-style-name="Default"/>
        <table:table-column table:style-name="odsStyleTableColumn-c7c7dcddc229b8d9b654cf2003cfe7e5" table:default-cell-style-name="Default"/>
        <table:table-column table:style-name="odsStyleTableColumn-6c3f610db01c889e6efbea4524065909" table:default-cell-style-name="Default"/>
        <table:table-column table:style-name="odsStyleTableColumn-6c3f610db01c889e6efbea4524065909" table:default-cell-style-name="Default"/>
        <table:table-column table:style-name="odsStyleTableColumn-6c3f610db01c889e6efbea4524065909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9d21c644c1c8dadee7a0c3a5e8d4e1e7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0a273ae0cab56f3d85de50082a398eb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0a273ae0cab56f3d85de50082a398eb4" table:number-columns-spanned="5" table:number-rows-spanned="1" office:value-type="string">
            <text:p>TABLA No. 25-24</text:p>
          </table:table-cell>
          <table:covered-table-cell table:number-columns-repeated="4"/>
        </table:table-row>
        <table:table-row table:style-name="ro1">
          <table:table-cell table:style-name="odsStyleTableCell-0a273ae0cab56f3d85de50082a398eb4" table:number-columns-spanned="5" table:number-rows-spanned="1" office:value-type="string">
            <text:p>TABLA DE COTIZACIONES DEL 6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0a273ae0cab56f3d85de50082a398eb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fcfe4a0092f9aefd97926271049ddf20" office:value-type="string">
            <text:p>PAIS</text:p>
          </table:table-cell>
          <table:table-cell table:style-name="odsStyleTableCell-fcfe4a0092f9aefd97926271049ddf20" office:value-type="string">
            <text:p>UNIDAD MONETARIA</text:p>
          </table:table-cell>
          <table:table-cell table:style-name="odsStyleTableCell-fcfe4a0092f9aefd97926271049ddf20" office:value-type="string">
            <text:p>MONEDA</text:p>
          </table:table-cell>
          <table:table-cell table:style-name="odsStyleTableCell-fcfe4a0092f9aefd97926271049ddf20" office:value-type="string">
            <text:p>TIPO DE CAMBIO EN Bs POR UNIDAD DE MONEDA EXTRANJERA</text:p>
          </table:table-cell>
          <table:table-cell table:style-name="odsStyleTableCell-fcfe4a0092f9aefd97926271049ddf20" office:value-type="string">
            <text:p>TIPO DE CAMBIO EN M.E.</text:p>
          </table:table-cell>
        </table:table-row>
        <table:table-row table:style-name="ro1">
          <table:table-cell table:style-name="odsStyleTableCell-7f0bfbe8dd36b1f7f6d2cf72722a4d4b" office:value-type="string">
            <text:p>ESTADOS UNIDOS</text:p>
          </table:table-cell>
          <table:table-cell table:style-name="odsStyleTableCell-7f0bfbe8dd36b1f7f6d2cf72722a4d4b" office:value-type="string">
            <text:p>DOLAR VENTA</text:p>
          </table:table-cell>
          <table:table-cell table:style-name="odsStyleTableCell-7f0bfbe8dd36b1f7f6d2cf72722a4d4b" office:value-type="string">
            <text:p>USD.VENTA</text:p>
          </table:table-cell>
          <table:table-cell table:style-name="odsStyleTableCell-c0847ed3177c9bd3251b280386be6b63" office:value-type="string">
            <text:p>6.96000</text:p>
          </table:table-cell>
          <table:table-cell table:style-name="odsStyleTableCell-c0847ed3177c9bd3251b280386be6b63" office:value-type="string">
            <text:p/>
          </table:table-cell>
        </table:table-row>
        <table:table-row table:style-name="ro1">
          <table:table-cell table:style-name="odsStyleTableCell-7f0bfbe8dd36b1f7f6d2cf72722a4d4b" office:value-type="string">
            <text:p>ESTADOS UNIDOS</text:p>
          </table:table-cell>
          <table:table-cell table:style-name="odsStyleTableCell-7f0bfbe8dd36b1f7f6d2cf72722a4d4b" office:value-type="string">
            <text:p>DOLAR COMPRA</text:p>
          </table:table-cell>
          <table:table-cell table:style-name="odsStyleTableCell-7f0bfbe8dd36b1f7f6d2cf72722a4d4b" office:value-type="string">
            <text:p>USD.COMPRA</text:p>
          </table:table-cell>
          <table:table-cell table:style-name="odsStyleTableCell-c0847ed3177c9bd3251b280386be6b63" office:value-type="string">
            <text:p>6.86000</text:p>
          </table:table-cell>
          <table:table-cell table:style-name="odsStyleTableCell-c0847ed3177c9bd3251b280386be6b63" office:value-type="string">
            <text:p/>
          </table:table-cell>
        </table:table-row>
        <table:table-row table:style-name="ro1">
          <table:table-cell table:style-name="odsStyleTableCell-7f0bfbe8dd36b1f7f6d2cf72722a4d4b" office:value-type="string">
            <text:p>UNION EUROPEA</text:p>
          </table:table-cell>
          <table:table-cell table:style-name="odsStyleTableCell-7f0bfbe8dd36b1f7f6d2cf72722a4d4b" office:value-type="string">
            <text:p>EURO</text:p>
          </table:table-cell>
          <table:table-cell table:style-name="odsStyleTableCell-7f0bfbe8dd36b1f7f6d2cf72722a4d4b" office:value-type="string">
            <text:p>EUR</text:p>
          </table:table-cell>
          <table:table-cell table:style-name="odsStyleTableCell-c0847ed3177c9bd3251b280386be6b63" office:value-type="string">
            <text:p>7.37175</text:p>
          </table:table-cell>
          <table:table-cell table:style-name="odsStyleTableCell-c0847ed3177c9bd3251b280386be6b63" office:value-type="string">
            <text:p>0.93058</text:p>
          </table:table-cell>
        </table:table-row>
        <table:table-row table:style-name="ro1">
          <table:table-cell table:style-name="odsStyleTableCell-7f0bfbe8dd36b1f7f6d2cf72722a4d4b" office:value-type="string">
            <text:p>JAPON</text:p>
          </table:table-cell>
          <table:table-cell table:style-name="odsStyleTableCell-7f0bfbe8dd36b1f7f6d2cf72722a4d4b" office:value-type="string">
            <text:p>YEN</text:p>
          </table:table-cell>
          <table:table-cell table:style-name="odsStyleTableCell-7f0bfbe8dd36b1f7f6d2cf72722a4d4b" office:value-type="string">
            <text:p>JPY</text:p>
          </table:table-cell>
          <table:table-cell table:style-name="odsStyleTableCell-c0847ed3177c9bd3251b280386be6b63" office:value-type="string">
            <text:p>0.04619</text:p>
          </table:table-cell>
          <table:table-cell table:style-name="odsStyleTableCell-c0847ed3177c9bd3251b280386be6b63" office:value-type="string">
            <text:p>148.53000</text:p>
          </table:table-cell>
        </table:table-row>
        <table:table-row table:style-name="ro1">
          <table:table-cell table:style-name="odsStyleTableCell-7f0bfbe8dd36b1f7f6d2cf72722a4d4b" office:value-type="string">
            <text:p>ARABIA SAUDITA</text:p>
          </table:table-cell>
          <table:table-cell table:style-name="odsStyleTableCell-7f0bfbe8dd36b1f7f6d2cf72722a4d4b" office:value-type="string">
            <text:p>RIYAL SAUDÍ</text:p>
          </table:table-cell>
          <table:table-cell table:style-name="odsStyleTableCell-7f0bfbe8dd36b1f7f6d2cf72722a4d4b" office:value-type="string">
            <text:p>SAR</text:p>
          </table:table-cell>
          <table:table-cell table:style-name="odsStyleTableCell-c0847ed3177c9bd3251b280386be6b63" office:value-type="string">
            <text:p>1.82924</text:p>
          </table:table-cell>
          <table:table-cell table:style-name="odsStyleTableCell-c0847ed3177c9bd3251b280386be6b63" office:value-type="string">
            <text:p>3.75020</text:p>
          </table:table-cell>
        </table:table-row>
        <table:table-row table:style-name="ro1">
          <table:table-cell table:style-name="odsStyleTableCell-7f0bfbe8dd36b1f7f6d2cf72722a4d4b" office:value-type="string">
            <text:p>ARGELIA</text:p>
          </table:table-cell>
          <table:table-cell table:style-name="odsStyleTableCell-7f0bfbe8dd36b1f7f6d2cf72722a4d4b" office:value-type="string">
            <text:p>DINAR ARGELINO</text:p>
          </table:table-cell>
          <table:table-cell table:style-name="odsStyleTableCell-7f0bfbe8dd36b1f7f6d2cf72722a4d4b" office:value-type="string">
            <text:p>DZD</text:p>
          </table:table-cell>
          <table:table-cell table:style-name="odsStyleTableCell-c0847ed3177c9bd3251b280386be6b63" office:value-type="string">
            <text:p>0.05098</text:p>
          </table:table-cell>
          <table:table-cell table:style-name="odsStyleTableCell-c0847ed3177c9bd3251b280386be6b63" office:value-type="string">
            <text:p>134.55460</text:p>
          </table:table-cell>
        </table:table-row>
        <table:table-row table:style-name="ro1">
          <table:table-cell table:style-name="odsStyleTableCell-7f0bfbe8dd36b1f7f6d2cf72722a4d4b" office:value-type="string">
            <text:p>ARGENTINA</text:p>
          </table:table-cell>
          <table:table-cell table:style-name="odsStyleTableCell-7f0bfbe8dd36b1f7f6d2cf72722a4d4b" office:value-type="string">
            <text:p>PESO</text:p>
          </table:table-cell>
          <table:table-cell table:style-name="odsStyleTableCell-7f0bfbe8dd36b1f7f6d2cf72722a4d4b" office:value-type="string">
            <text:p>ARS</text:p>
          </table:table-cell>
          <table:table-cell table:style-name="odsStyleTableCell-c0847ed3177c9bd3251b280386be6b63" office:value-type="string">
            <text:p>0.00827</text:p>
          </table:table-cell>
          <table:table-cell table:style-name="odsStyleTableCell-c0847ed3177c9bd3251b280386be6b63" office:value-type="string">
            <text:p>829.05940</text:p>
          </table:table-cell>
        </table:table-row>
        <table:table-row table:style-name="ro1">
          <table:table-cell table:style-name="odsStyleTableCell-7f0bfbe8dd36b1f7f6d2cf72722a4d4b" office:value-type="string">
            <text:p>AUSTRALIA</text:p>
          </table:table-cell>
          <table:table-cell table:style-name="odsStyleTableCell-7f0bfbe8dd36b1f7f6d2cf72722a4d4b" office:value-type="string">
            <text:p>DÓLAR</text:p>
          </table:table-cell>
          <table:table-cell table:style-name="odsStyleTableCell-7f0bfbe8dd36b1f7f6d2cf72722a4d4b" office:value-type="string">
            <text:p>AUD</text:p>
          </table:table-cell>
          <table:table-cell table:style-name="odsStyleTableCell-c0847ed3177c9bd3251b280386be6b63" office:value-type="string">
            <text:p>4.45145</text:p>
          </table:table-cell>
          <table:table-cell table:style-name="odsStyleTableCell-c0847ed3177c9bd3251b280386be6b63" office:value-type="string">
            <text:p>1.54107</text:p>
          </table:table-cell>
        </table:table-row>
        <table:table-row table:style-name="ro1">
          <table:table-cell table:style-name="odsStyleTableCell-7f0bfbe8dd36b1f7f6d2cf72722a4d4b" office:value-type="string">
            <text:p>BRASIL</text:p>
          </table:table-cell>
          <table:table-cell table:style-name="odsStyleTableCell-7f0bfbe8dd36b1f7f6d2cf72722a4d4b" office:value-type="string">
            <text:p>REAL</text:p>
          </table:table-cell>
          <table:table-cell table:style-name="odsStyleTableCell-7f0bfbe8dd36b1f7f6d2cf72722a4d4b" office:value-type="string">
            <text:p>BRL</text:p>
          </table:table-cell>
          <table:table-cell table:style-name="odsStyleTableCell-c0847ed3177c9bd3251b280386be6b63" office:value-type="string">
            <text:p>1.37613</text:p>
          </table:table-cell>
          <table:table-cell table:style-name="odsStyleTableCell-c0847ed3177c9bd3251b280386be6b63" office:value-type="string">
            <text:p>4.98500</text:p>
          </table:table-cell>
        </table:table-row>
        <table:table-row table:style-name="ro1">
          <table:table-cell table:style-name="odsStyleTableCell-7f0bfbe8dd36b1f7f6d2cf72722a4d4b" office:value-type="string">
            <text:p>CANADA</text:p>
          </table:table-cell>
          <table:table-cell table:style-name="odsStyleTableCell-7f0bfbe8dd36b1f7f6d2cf72722a4d4b" office:value-type="string">
            <text:p>DÓLAR</text:p>
          </table:table-cell>
          <table:table-cell table:style-name="odsStyleTableCell-7f0bfbe8dd36b1f7f6d2cf72722a4d4b" office:value-type="string">
            <text:p>CAD</text:p>
          </table:table-cell>
          <table:table-cell table:style-name="odsStyleTableCell-c0847ed3177c9bd3251b280386be6b63" office:value-type="string">
            <text:p>5.07209</text:p>
          </table:table-cell>
          <table:table-cell table:style-name="odsStyleTableCell-c0847ed3177c9bd3251b280386be6b63" office:value-type="string">
            <text:p>1.35250</text:p>
          </table:table-cell>
        </table:table-row>
        <table:table-row table:style-name="ro1">
          <table:table-cell table:style-name="odsStyleTableCell-7f0bfbe8dd36b1f7f6d2cf72722a4d4b" office:value-type="string">
            <text:p>CHILE</text:p>
          </table:table-cell>
          <table:table-cell table:style-name="odsStyleTableCell-7f0bfbe8dd36b1f7f6d2cf72722a4d4b" office:value-type="string">
            <text:p>PESO</text:p>
          </table:table-cell>
          <table:table-cell table:style-name="odsStyleTableCell-7f0bfbe8dd36b1f7f6d2cf72722a4d4b" office:value-type="string">
            <text:p>CLP</text:p>
          </table:table-cell>
          <table:table-cell table:style-name="odsStyleTableCell-c0847ed3177c9bd3251b280386be6b63" office:value-type="string">
            <text:p>0.00719</text:p>
          </table:table-cell>
          <table:table-cell table:style-name="odsStyleTableCell-c0847ed3177c9bd3251b280386be6b63" office:value-type="string">
            <text:p>954.52000</text:p>
          </table:table-cell>
        </table:table-row>
        <table:table-row table:style-name="ro1">
          <table:table-cell table:style-name="odsStyleTableCell-7f0bfbe8dd36b1f7f6d2cf72722a4d4b" office:value-type="string">
            <text:p>COLOMBIA</text:p>
          </table:table-cell>
          <table:table-cell table:style-name="odsStyleTableCell-7f0bfbe8dd36b1f7f6d2cf72722a4d4b" office:value-type="string">
            <text:p>PESO</text:p>
          </table:table-cell>
          <table:table-cell table:style-name="odsStyleTableCell-7f0bfbe8dd36b1f7f6d2cf72722a4d4b" office:value-type="string">
            <text:p>COP</text:p>
          </table:table-cell>
          <table:table-cell table:style-name="odsStyleTableCell-c0847ed3177c9bd3251b280386be6b63" office:value-type="string">
            <text:p>0.00173</text:p>
          </table:table-cell>
          <table:table-cell table:style-name="odsStyleTableCell-c0847ed3177c9bd3251b280386be6b63" office:value-type="string">
            <text:p>3,960.20000</text:p>
          </table:table-cell>
        </table:table-row>
        <table:table-row table:style-name="ro1">
          <table:table-cell table:style-name="odsStyleTableCell-7f0bfbe8dd36b1f7f6d2cf72722a4d4b" office:value-type="string">
            <text:p>COREA DEL SUR</text:p>
          </table:table-cell>
          <table:table-cell table:style-name="odsStyleTableCell-7f0bfbe8dd36b1f7f6d2cf72722a4d4b" office:value-type="string">
            <text:p>WON</text:p>
          </table:table-cell>
          <table:table-cell table:style-name="odsStyleTableCell-7f0bfbe8dd36b1f7f6d2cf72722a4d4b" office:value-type="string">
            <text:p>KRW</text:p>
          </table:table-cell>
          <table:table-cell table:style-name="odsStyleTableCell-c0847ed3177c9bd3251b280386be6b63" office:value-type="string">
            <text:p>0.00515</text:p>
          </table:table-cell>
          <table:table-cell table:style-name="odsStyleTableCell-c0847ed3177c9bd3251b280386be6b63" office:value-type="string">
            <text:p>1,330.77000</text:p>
          </table:table-cell>
        </table:table-row>
        <table:table-row table:style-name="ro1">
          <table:table-cell table:style-name="odsStyleTableCell-7f0bfbe8dd36b1f7f6d2cf72722a4d4b" office:value-type="string">
            <text:p>COSTA RICA</text:p>
          </table:table-cell>
          <table:table-cell table:style-name="odsStyleTableCell-7f0bfbe8dd36b1f7f6d2cf72722a4d4b" office:value-type="string">
            <text:p>COLON COSTARRICENSE</text:p>
          </table:table-cell>
          <table:table-cell table:style-name="odsStyleTableCell-7f0bfbe8dd36b1f7f6d2cf72722a4d4b" office:value-type="string">
            <text:p>CRC</text:p>
          </table:table-cell>
          <table:table-cell table:style-name="odsStyleTableCell-c0847ed3177c9bd3251b280386be6b63" office:value-type="string">
            <text:p>0.01318</text:p>
          </table:table-cell>
          <table:table-cell table:style-name="odsStyleTableCell-c0847ed3177c9bd3251b280386be6b63" office:value-type="string">
            <text:p>520.33000</text:p>
          </table:table-cell>
        </table:table-row>
        <table:table-row table:style-name="ro1">
          <table:table-cell table:style-name="odsStyleTableCell-7f0bfbe8dd36b1f7f6d2cf72722a4d4b" office:value-type="string">
            <text:p>REPUBLICA CHECA</text:p>
          </table:table-cell>
          <table:table-cell table:style-name="odsStyleTableCell-7f0bfbe8dd36b1f7f6d2cf72722a4d4b" office:value-type="string">
            <text:p>CORONA CHECA</text:p>
          </table:table-cell>
          <table:table-cell table:style-name="odsStyleTableCell-7f0bfbe8dd36b1f7f6d2cf72722a4d4b" office:value-type="string">
            <text:p>CZK</text:p>
          </table:table-cell>
          <table:table-cell table:style-name="odsStyleTableCell-c0847ed3177c9bd3251b280386be6b63" office:value-type="string">
            <text:p>0.29526</text:p>
          </table:table-cell>
          <table:table-cell table:style-name="odsStyleTableCell-c0847ed3177c9bd3251b280386be6b63" office:value-type="string">
            <text:p>23.23340</text:p>
          </table:table-cell>
        </table:table-row>
        <table:table-row table:style-name="ro1">
          <table:table-cell table:style-name="odsStyleTableCell-7f0bfbe8dd36b1f7f6d2cf72722a4d4b" office:value-type="string">
            <text:p>DINAMARCA</text:p>
          </table:table-cell>
          <table:table-cell table:style-name="odsStyleTableCell-7f0bfbe8dd36b1f7f6d2cf72722a4d4b" office:value-type="string">
            <text:p>CORONA</text:p>
          </table:table-cell>
          <table:table-cell table:style-name="odsStyleTableCell-7f0bfbe8dd36b1f7f6d2cf72722a4d4b" office:value-type="string">
            <text:p>DKK</text:p>
          </table:table-cell>
          <table:table-cell table:style-name="odsStyleTableCell-c0847ed3177c9bd3251b280386be6b63" office:value-type="string">
            <text:p>0.98832</text:p>
          </table:table-cell>
          <table:table-cell table:style-name="odsStyleTableCell-c0847ed3177c9bd3251b280386be6b63" office:value-type="string">
            <text:p>6.94110</text:p>
          </table:table-cell>
        </table:table-row>
        <table:table-row table:style-name="ro1">
          <table:table-cell table:style-name="odsStyleTableCell-7f0bfbe8dd36b1f7f6d2cf72722a4d4b" office:value-type="string">
            <text:p>ECUADOR</text:p>
          </table:table-cell>
          <table:table-cell table:style-name="odsStyleTableCell-7f0bfbe8dd36b1f7f6d2cf72722a4d4b" office:value-type="string">
            <text:p>DÓLAR</text:p>
          </table:table-cell>
          <table:table-cell table:style-name="odsStyleTableCell-7f0bfbe8dd36b1f7f6d2cf72722a4d4b" office:value-type="string">
            <text:p>USD</text:p>
          </table:table-cell>
          <table:table-cell table:style-name="odsStyleTableCell-c0847ed3177c9bd3251b280386be6b63" office:value-type="string">
            <text:p>6.86000</text:p>
          </table:table-cell>
          <table:table-cell table:style-name="odsStyleTableCell-c0847ed3177c9bd3251b280386be6b63" office:value-type="string">
            <text:p>1.00000</text:p>
          </table:table-cell>
        </table:table-row>
        <table:table-row table:style-name="ro1">
          <table:table-cell table:style-name="odsStyleTableCell-7f0bfbe8dd36b1f7f6d2cf72722a4d4b" office:value-type="string">
            <text:p>EMIRATOS ARABES</text:p>
          </table:table-cell>
          <table:table-cell table:style-name="odsStyleTableCell-7f0bfbe8dd36b1f7f6d2cf72722a4d4b" office:value-type="string">
            <text:p>DIRHAM</text:p>
          </table:table-cell>
          <table:table-cell table:style-name="odsStyleTableCell-7f0bfbe8dd36b1f7f6d2cf72722a4d4b" office:value-type="string">
            <text:p>AED</text:p>
          </table:table-cell>
          <table:table-cell table:style-name="odsStyleTableCell-c0847ed3177c9bd3251b280386be6b63" office:value-type="string">
            <text:p>1.86768</text:p>
          </table:table-cell>
          <table:table-cell table:style-name="odsStyleTableCell-c0847ed3177c9bd3251b280386be6b63" office:value-type="string">
            <text:p>3.67300</text:p>
          </table:table-cell>
        </table:table-row>
        <table:table-row table:style-name="ro1">
          <table:table-cell table:style-name="odsStyleTableCell-7f0bfbe8dd36b1f7f6d2cf72722a4d4b" office:value-type="string">
            <text:p>FILIPINAS</text:p>
          </table:table-cell>
          <table:table-cell table:style-name="odsStyleTableCell-7f0bfbe8dd36b1f7f6d2cf72722a4d4b" office:value-type="string">
            <text:p>PESO FILIPINO</text:p>
          </table:table-cell>
          <table:table-cell table:style-name="odsStyleTableCell-7f0bfbe8dd36b1f7f6d2cf72722a4d4b" office:value-type="string">
            <text:p>PHP</text:p>
          </table:table-cell>
          <table:table-cell table:style-name="odsStyleTableCell-c0847ed3177c9bd3251b280386be6b63" office:value-type="string">
            <text:p>0.12187</text:p>
          </table:table-cell>
          <table:table-cell table:style-name="odsStyleTableCell-c0847ed3177c9bd3251b280386be6b63" office:value-type="string">
            <text:p>56.28800</text:p>
          </table:table-cell>
        </table:table-row>
        <table:table-row table:style-name="ro1">
          <table:table-cell table:style-name="odsStyleTableCell-7f0bfbe8dd36b1f7f6d2cf72722a4d4b" office:value-type="string">
            <text:p>HAITÍ</text:p>
          </table:table-cell>
          <table:table-cell table:style-name="odsStyleTableCell-7f0bfbe8dd36b1f7f6d2cf72722a4d4b" office:value-type="string">
            <text:p>GOURDE</text:p>
          </table:table-cell>
          <table:table-cell table:style-name="odsStyleTableCell-7f0bfbe8dd36b1f7f6d2cf72722a4d4b" office:value-type="string">
            <text:p>HTG</text:p>
          </table:table-cell>
          <table:table-cell table:style-name="odsStyleTableCell-c0847ed3177c9bd3251b280386be6b63" office:value-type="string">
            <text:p>0.05221</text:p>
          </table:table-cell>
          <table:table-cell table:style-name="odsStyleTableCell-c0847ed3177c9bd3251b280386be6b63" office:value-type="string">
            <text:p>131.39870</text:p>
          </table:table-cell>
        </table:table-row>
        <table:table-row table:style-name="ro1">
          <table:table-cell table:style-name="odsStyleTableCell-7f0bfbe8dd36b1f7f6d2cf72722a4d4b" office:value-type="string">
            <text:p>HONG KONG</text:p>
          </table:table-cell>
          <table:table-cell table:style-name="odsStyleTableCell-7f0bfbe8dd36b1f7f6d2cf72722a4d4b" office:value-type="string">
            <text:p>DÓLAR</text:p>
          </table:table-cell>
          <table:table-cell table:style-name="odsStyleTableCell-7f0bfbe8dd36b1f7f6d2cf72722a4d4b" office:value-type="string">
            <text:p>HKD</text:p>
          </table:table-cell>
          <table:table-cell table:style-name="odsStyleTableCell-c0847ed3177c9bd3251b280386be6b63" office:value-type="string">
            <text:p>0.87704</text:p>
          </table:table-cell>
          <table:table-cell table:style-name="odsStyleTableCell-c0847ed3177c9bd3251b280386be6b63" office:value-type="string">
            <text:p>7.82180</text:p>
          </table:table-cell>
        </table:table-row>
        <table:table-row table:style-name="ro1">
          <table:table-cell table:style-name="odsStyleTableCell-7f0bfbe8dd36b1f7f6d2cf72722a4d4b" office:value-type="string">
            <text:p>INDIA</text:p>
          </table:table-cell>
          <table:table-cell table:style-name="odsStyleTableCell-7f0bfbe8dd36b1f7f6d2cf72722a4d4b" office:value-type="string">
            <text:p>RUPIA</text:p>
          </table:table-cell>
          <table:table-cell table:style-name="odsStyleTableCell-7f0bfbe8dd36b1f7f6d2cf72722a4d4b" office:value-type="string">
            <text:p>INR</text:p>
          </table:table-cell>
          <table:table-cell table:style-name="odsStyleTableCell-c0847ed3177c9bd3251b280386be6b63" office:value-type="string">
            <text:p>0.08259</text:p>
          </table:table-cell>
          <table:table-cell table:style-name="odsStyleTableCell-c0847ed3177c9bd3251b280386be6b63" office:value-type="string">
            <text:p>83.06380</text:p>
          </table:table-cell>
        </table:table-row>
        <table:table-row table:style-name="ro1">
          <table:table-cell table:style-name="odsStyleTableCell-7f0bfbe8dd36b1f7f6d2cf72722a4d4b" office:value-type="string">
            <text:p>INDONESIA</text:p>
          </table:table-cell>
          <table:table-cell table:style-name="odsStyleTableCell-7f0bfbe8dd36b1f7f6d2cf72722a4d4b" office:value-type="string">
            <text:p>RUPIA INDONESIA</text:p>
          </table:table-cell>
          <table:table-cell table:style-name="odsStyleTableCell-7f0bfbe8dd36b1f7f6d2cf72722a4d4b" office:value-type="string">
            <text:p>IDR</text:p>
          </table:table-cell>
          <table:table-cell table:style-name="odsStyleTableCell-c0847ed3177c9bd3251b280386be6b63" office:value-type="string">
            <text:p>0.00044</text:p>
          </table:table-cell>
          <table:table-cell table:style-name="odsStyleTableCell-c0847ed3177c9bd3251b280386be6b63" office:value-type="string">
            <text:p>15,705.00000</text:p>
          </table:table-cell>
        </table:table-row>
        <table:table-row table:style-name="ro1">
          <table:table-cell table:style-name="odsStyleTableCell-7f0bfbe8dd36b1f7f6d2cf72722a4d4b" office:value-type="string">
            <text:p>ISRAEL</text:p>
          </table:table-cell>
          <table:table-cell table:style-name="odsStyleTableCell-7f0bfbe8dd36b1f7f6d2cf72722a4d4b" office:value-type="string">
            <text:p>NUEVO SÉQUEL</text:p>
          </table:table-cell>
          <table:table-cell table:style-name="odsStyleTableCell-7f0bfbe8dd36b1f7f6d2cf72722a4d4b" office:value-type="string">
            <text:p>ILS</text:p>
          </table:table-cell>
          <table:table-cell table:style-name="odsStyleTableCell-c0847ed3177c9bd3251b280386be6b63" office:value-type="string">
            <text:p>1.87186</text:p>
          </table:table-cell>
          <table:table-cell table:style-name="odsStyleTableCell-c0847ed3177c9bd3251b280386be6b63" office:value-type="string">
            <text:p>3.66480</text:p>
          </table:table-cell>
        </table:table-row>
        <table:table-row table:style-name="ro1">
          <table:table-cell table:style-name="odsStyleTableCell-7f0bfbe8dd36b1f7f6d2cf72722a4d4b" office:value-type="string">
            <text:p>MALASIA</text:p>
          </table:table-cell>
          <table:table-cell table:style-name="odsStyleTableCell-7f0bfbe8dd36b1f7f6d2cf72722a4d4b" office:value-type="string">
            <text:p>RINGGIT MALAYO</text:p>
          </table:table-cell>
          <table:table-cell table:style-name="odsStyleTableCell-7f0bfbe8dd36b1f7f6d2cf72722a4d4b" office:value-type="string">
            <text:p>MYR</text:p>
          </table:table-cell>
          <table:table-cell table:style-name="odsStyleTableCell-c0847ed3177c9bd3251b280386be6b63" office:value-type="string">
            <text:p>1.44451</text:p>
          </table:table-cell>
          <table:table-cell table:style-name="odsStyleTableCell-c0847ed3177c9bd3251b280386be6b63" office:value-type="string">
            <text:p>4.74900</text:p>
          </table:table-cell>
        </table:table-row>
        <table:table-row table:style-name="ro1">
          <table:table-cell table:style-name="odsStyleTableCell-7f0bfbe8dd36b1f7f6d2cf72722a4d4b" office:value-type="string">
            <text:p>MEXICO</text:p>
          </table:table-cell>
          <table:table-cell table:style-name="odsStyleTableCell-7f0bfbe8dd36b1f7f6d2cf72722a4d4b" office:value-type="string">
            <text:p>PESO</text:p>
          </table:table-cell>
          <table:table-cell table:style-name="odsStyleTableCell-7f0bfbe8dd36b1f7f6d2cf72722a4d4b" office:value-type="string">
            <text:p>MXN</text:p>
          </table:table-cell>
          <table:table-cell table:style-name="odsStyleTableCell-c0847ed3177c9bd3251b280386be6b63" office:value-type="string">
            <text:p>0.40113</text:p>
          </table:table-cell>
          <table:table-cell table:style-name="odsStyleTableCell-c0847ed3177c9bd3251b280386be6b63" office:value-type="string">
            <text:p>17.10190</text:p>
          </table:table-cell>
        </table:table-row>
        <table:table-row table:style-name="ro1">
          <table:table-cell table:style-name="odsStyleTableCell-7f0bfbe8dd36b1f7f6d2cf72722a4d4b" office:value-type="string">
            <text:p>NORUEGA</text:p>
          </table:table-cell>
          <table:table-cell table:style-name="odsStyleTableCell-7f0bfbe8dd36b1f7f6d2cf72722a4d4b" office:value-type="string">
            <text:p>CORONA</text:p>
          </table:table-cell>
          <table:table-cell table:style-name="odsStyleTableCell-7f0bfbe8dd36b1f7f6d2cf72722a4d4b" office:value-type="string">
            <text:p>NOK</text:p>
          </table:table-cell>
          <table:table-cell table:style-name="odsStyleTableCell-c0847ed3177c9bd3251b280386be6b63" office:value-type="string">
            <text:p>0.64206</text:p>
          </table:table-cell>
          <table:table-cell table:style-name="odsStyleTableCell-c0847ed3177c9bd3251b280386be6b63" office:value-type="string">
            <text:p>10.68440</text:p>
          </table:table-cell>
        </table:table-row>
        <table:table-row table:style-name="ro1">
          <table:table-cell table:style-name="odsStyleTableCell-7f0bfbe8dd36b1f7f6d2cf72722a4d4b" office:value-type="string">
            <text:p>PANAMÁ</text:p>
          </table:table-cell>
          <table:table-cell table:style-name="odsStyleTableCell-7f0bfbe8dd36b1f7f6d2cf72722a4d4b" office:value-type="string">
            <text:p>BALBOA</text:p>
          </table:table-cell>
          <table:table-cell table:style-name="odsStyleTableCell-7f0bfbe8dd36b1f7f6d2cf72722a4d4b" office:value-type="string">
            <text:p>PAB</text:p>
          </table:table-cell>
          <table:table-cell table:style-name="odsStyleTableCell-c0847ed3177c9bd3251b280386be6b63" office:value-type="string">
            <text:p>6.86000</text:p>
          </table:table-cell>
          <table:table-cell table:style-name="odsStyleTableCell-c0847ed3177c9bd3251b280386be6b63" office:value-type="string">
            <text:p>1.00000</text:p>
          </table:table-cell>
        </table:table-row>
        <table:table-row table:style-name="ro1">
          <table:table-cell table:style-name="odsStyleTableCell-7f0bfbe8dd36b1f7f6d2cf72722a4d4b" office:value-type="string">
            <text:p>PARAGUAY</text:p>
          </table:table-cell>
          <table:table-cell table:style-name="odsStyleTableCell-7f0bfbe8dd36b1f7f6d2cf72722a4d4b" office:value-type="string">
            <text:p>GUARANI</text:p>
          </table:table-cell>
          <table:table-cell table:style-name="odsStyleTableCell-7f0bfbe8dd36b1f7f6d2cf72722a4d4b" office:value-type="string">
            <text:p>PYG</text:p>
          </table:table-cell>
          <table:table-cell table:style-name="odsStyleTableCell-c0847ed3177c9bd3251b280386be6b63" office:value-type="string">
            <text:p>0.00094</text:p>
          </table:table-cell>
          <table:table-cell table:style-name="odsStyleTableCell-c0847ed3177c9bd3251b280386be6b63" office:value-type="string">
            <text:p>7,274.00000</text:p>
          </table:table-cell>
        </table:table-row>
        <table:table-row table:style-name="ro1">
          <table:table-cell table:style-name="odsStyleTableCell-7f0bfbe8dd36b1f7f6d2cf72722a4d4b" office:value-type="string">
            <text:p>PERU</text:p>
          </table:table-cell>
          <table:table-cell table:style-name="odsStyleTableCell-7f0bfbe8dd36b1f7f6d2cf72722a4d4b" office:value-type="string">
            <text:p>NUEVO SOL</text:p>
          </table:table-cell>
          <table:table-cell table:style-name="odsStyleTableCell-7f0bfbe8dd36b1f7f6d2cf72722a4d4b" office:value-type="string">
            <text:p>PEN</text:p>
          </table:table-cell>
          <table:table-cell table:style-name="odsStyleTableCell-c0847ed3177c9bd3251b280386be6b63" office:value-type="string">
            <text:p>1.77610</text:p>
          </table:table-cell>
          <table:table-cell table:style-name="odsStyleTableCell-c0847ed3177c9bd3251b280386be6b63" office:value-type="string">
            <text:p>3.86240</text:p>
          </table:table-cell>
        </table:table-row>
        <table:table-row table:style-name="ro1">
          <table:table-cell table:style-name="odsStyleTableCell-7f0bfbe8dd36b1f7f6d2cf72722a4d4b" office:value-type="string">
            <text:p>REINO UNIDO</text:p>
          </table:table-cell>
          <table:table-cell table:style-name="odsStyleTableCell-7f0bfbe8dd36b1f7f6d2cf72722a4d4b" office:value-type="string">
            <text:p>LIBRA</text:p>
          </table:table-cell>
          <table:table-cell table:style-name="odsStyleTableCell-7f0bfbe8dd36b1f7f6d2cf72722a4d4b" office:value-type="string">
            <text:p>GBP</text:p>
          </table:table-cell>
          <table:table-cell table:style-name="odsStyleTableCell-c0847ed3177c9bd3251b280386be6b63" office:value-type="string">
            <text:p>8.60382</text:p>
          </table:table-cell>
          <table:table-cell table:style-name="odsStyleTableCell-c0847ed3177c9bd3251b280386be6b63" office:value-type="string">
            <text:p>0.79732</text:p>
          </table:table-cell>
        </table:table-row>
        <table:table-row table:style-name="ro1">
          <table:table-cell table:style-name="odsStyleTableCell-7f0bfbe8dd36b1f7f6d2cf72722a4d4b" office:value-type="string">
            <text:p>REPÚBLICA DOMINICANA</text:p>
          </table:table-cell>
          <table:table-cell table:style-name="odsStyleTableCell-7f0bfbe8dd36b1f7f6d2cf72722a4d4b" office:value-type="string">
            <text:p>PESO DOMINICANO</text:p>
          </table:table-cell>
          <table:table-cell table:style-name="odsStyleTableCell-7f0bfbe8dd36b1f7f6d2cf72722a4d4b" office:value-type="string">
            <text:p>DOP</text:p>
          </table:table-cell>
          <table:table-cell table:style-name="odsStyleTableCell-c0847ed3177c9bd3251b280386be6b63" office:value-type="string">
            <text:p>0.11669</text:p>
          </table:table-cell>
          <table:table-cell table:style-name="odsStyleTableCell-c0847ed3177c9bd3251b280386be6b63" office:value-type="string">
            <text:p>58.78900</text:p>
          </table:table-cell>
        </table:table-row>
        <table:table-row table:style-name="ro1">
          <table:table-cell table:style-name="odsStyleTableCell-7f0bfbe8dd36b1f7f6d2cf72722a4d4b" office:value-type="string">
            <text:p>REP.POPULAR CHINA</text:p>
          </table:table-cell>
          <table:table-cell table:style-name="odsStyleTableCell-7f0bfbe8dd36b1f7f6d2cf72722a4d4b" office:value-type="string">
            <text:p>YUAN RENMINBI OFFSHORE</text:p>
          </table:table-cell>
          <table:table-cell table:style-name="odsStyleTableCell-7f0bfbe8dd36b1f7f6d2cf72722a4d4b" office:value-type="string">
            <text:p>CNH</text:p>
          </table:table-cell>
          <table:table-cell table:style-name="odsStyleTableCell-c0847ed3177c9bd3251b280386be6b63" office:value-type="string">
            <text:p>0.95019</text:p>
          </table:table-cell>
          <table:table-cell table:style-name="odsStyleTableCell-c0847ed3177c9bd3251b280386be6b63" office:value-type="string">
            <text:p>7.21960</text:p>
          </table:table-cell>
        </table:table-row>
        <table:table-row table:style-name="ro1">
          <table:table-cell table:style-name="odsStyleTableCell-7f0bfbe8dd36b1f7f6d2cf72722a4d4b" office:value-type="string">
            <text:p>RUSIA</text:p>
          </table:table-cell>
          <table:table-cell table:style-name="odsStyleTableCell-7f0bfbe8dd36b1f7f6d2cf72722a4d4b" office:value-type="string">
            <text:p>RUBLO RUSO</text:p>
          </table:table-cell>
          <table:table-cell table:style-name="odsStyleTableCell-7f0bfbe8dd36b1f7f6d2cf72722a4d4b" office:value-type="string">
            <text:p>RUB</text:p>
          </table:table-cell>
          <table:table-cell table:style-name="odsStyleTableCell-c0847ed3177c9bd3251b280386be6b63" office:value-type="string">
            <text:p>0.07569</text:p>
          </table:table-cell>
          <table:table-cell table:style-name="odsStyleTableCell-c0847ed3177c9bd3251b280386be6b63" office:value-type="string">
            <text:p>90.62790</text:p>
          </table:table-cell>
        </table:table-row>
        <table:table-row table:style-name="ro1">
          <table:table-cell table:style-name="odsStyleTableCell-7f0bfbe8dd36b1f7f6d2cf72722a4d4b" office:value-type="string">
            <text:p>SINGAPUR</text:p>
          </table:table-cell>
          <table:table-cell table:style-name="odsStyleTableCell-7f0bfbe8dd36b1f7f6d2cf72722a4d4b" office:value-type="string">
            <text:p>DÓLAR</text:p>
          </table:table-cell>
          <table:table-cell table:style-name="odsStyleTableCell-7f0bfbe8dd36b1f7f6d2cf72722a4d4b" office:value-type="string">
            <text:p>SGD</text:p>
          </table:table-cell>
          <table:table-cell table:style-name="odsStyleTableCell-c0847ed3177c9bd3251b280386be6b63" office:value-type="string">
            <text:p>5.09431</text:p>
          </table:table-cell>
          <table:table-cell table:style-name="odsStyleTableCell-c0847ed3177c9bd3251b280386be6b63" office:value-type="string">
            <text:p>1.34660</text:p>
          </table:table-cell>
        </table:table-row>
        <table:table-row table:style-name="ro1">
          <table:table-cell table:style-name="odsStyleTableCell-7f0bfbe8dd36b1f7f6d2cf72722a4d4b" office:value-type="string">
            <text:p>SUDÁFRICA</text:p>
          </table:table-cell>
          <table:table-cell table:style-name="odsStyleTableCell-7f0bfbe8dd36b1f7f6d2cf72722a4d4b" office:value-type="string">
            <text:p>RAND</text:p>
          </table:table-cell>
          <table:table-cell table:style-name="odsStyleTableCell-7f0bfbe8dd36b1f7f6d2cf72722a4d4b" office:value-type="string">
            <text:p>ZAR</text:p>
          </table:table-cell>
          <table:table-cell table:style-name="odsStyleTableCell-c0847ed3177c9bd3251b280386be6b63" office:value-type="string">
            <text:p>0.36021</text:p>
          </table:table-cell>
          <table:table-cell table:style-name="odsStyleTableCell-c0847ed3177c9bd3251b280386be6b63" office:value-type="string">
            <text:p>19.04430</text:p>
          </table:table-cell>
        </table:table-row>
        <table:table-row table:style-name="ro1">
          <table:table-cell table:style-name="odsStyleTableCell-7f0bfbe8dd36b1f7f6d2cf72722a4d4b" office:value-type="string">
            <text:p>SUECIA</text:p>
          </table:table-cell>
          <table:table-cell table:style-name="odsStyleTableCell-7f0bfbe8dd36b1f7f6d2cf72722a4d4b" office:value-type="string">
            <text:p>CORONA</text:p>
          </table:table-cell>
          <table:table-cell table:style-name="odsStyleTableCell-7f0bfbe8dd36b1f7f6d2cf72722a4d4b" office:value-type="string">
            <text:p>SEK</text:p>
          </table:table-cell>
          <table:table-cell table:style-name="odsStyleTableCell-c0847ed3177c9bd3251b280386be6b63" office:value-type="string">
            <text:p>0.64715</text:p>
          </table:table-cell>
          <table:table-cell table:style-name="odsStyleTableCell-c0847ed3177c9bd3251b280386be6b63" office:value-type="string">
            <text:p>10.60030</text:p>
          </table:table-cell>
        </table:table-row>
        <table:table-row table:style-name="ro1">
          <table:table-cell table:style-name="odsStyleTableCell-7f0bfbe8dd36b1f7f6d2cf72722a4d4b" office:value-type="string">
            <text:p>SUIZA</text:p>
          </table:table-cell>
          <table:table-cell table:style-name="odsStyleTableCell-7f0bfbe8dd36b1f7f6d2cf72722a4d4b" office:value-type="string">
            <text:p>FRANCO</text:p>
          </table:table-cell>
          <table:table-cell table:style-name="odsStyleTableCell-7f0bfbe8dd36b1f7f6d2cf72722a4d4b" office:value-type="string">
            <text:p>CHF</text:p>
          </table:table-cell>
          <table:table-cell table:style-name="odsStyleTableCell-c0847ed3177c9bd3251b280386be6b63" office:value-type="string">
            <text:p>7.88687</text:p>
          </table:table-cell>
          <table:table-cell table:style-name="odsStyleTableCell-c0847ed3177c9bd3251b280386be6b63" office:value-type="string">
            <text:p>0.86980</text:p>
          </table:table-cell>
        </table:table-row>
        <table:table-row table:style-name="ro1">
          <table:table-cell table:style-name="odsStyleTableCell-7f0bfbe8dd36b1f7f6d2cf72722a4d4b" office:value-type="string">
            <text:p>TAILANDIA</text:p>
          </table:table-cell>
          <table:table-cell table:style-name="odsStyleTableCell-7f0bfbe8dd36b1f7f6d2cf72722a4d4b" office:value-type="string">
            <text:p>THAI BAHT</text:p>
          </table:table-cell>
          <table:table-cell table:style-name="odsStyleTableCell-7f0bfbe8dd36b1f7f6d2cf72722a4d4b" office:value-type="string">
            <text:p>THB</text:p>
          </table:table-cell>
          <table:table-cell table:style-name="odsStyleTableCell-c0847ed3177c9bd3251b280386be6b63" office:value-type="string">
            <text:p>0.19180</text:p>
          </table:table-cell>
          <table:table-cell table:style-name="odsStyleTableCell-c0847ed3177c9bd3251b280386be6b63" office:value-type="string">
            <text:p>35.76700</text:p>
          </table:table-cell>
        </table:table-row>
        <table:table-row table:style-name="ro1">
          <table:table-cell table:style-name="odsStyleTableCell-7f0bfbe8dd36b1f7f6d2cf72722a4d4b" office:value-type="string">
            <text:p>TAIWAN</text:p>
          </table:table-cell>
          <table:table-cell table:style-name="odsStyleTableCell-7f0bfbe8dd36b1f7f6d2cf72722a4d4b" office:value-type="string">
            <text:p>DÓLAR</text:p>
          </table:table-cell>
          <table:table-cell table:style-name="odsStyleTableCell-7f0bfbe8dd36b1f7f6d2cf72722a4d4b" office:value-type="string">
            <text:p>TWD</text:p>
          </table:table-cell>
          <table:table-cell table:style-name="odsStyleTableCell-c0847ed3177c9bd3251b280386be6b63" office:value-type="string">
            <text:p>0.21868</text:p>
          </table:table-cell>
          <table:table-cell table:style-name="odsStyleTableCell-c0847ed3177c9bd3251b280386be6b63" office:value-type="string">
            <text:p>31.37000</text:p>
          </table:table-cell>
        </table:table-row>
        <table:table-row table:style-name="ro1">
          <table:table-cell table:style-name="odsStyleTableCell-7f0bfbe8dd36b1f7f6d2cf72722a4d4b" office:value-type="string">
            <text:p>TÚNEZ</text:p>
          </table:table-cell>
          <table:table-cell table:style-name="odsStyleTableCell-7f0bfbe8dd36b1f7f6d2cf72722a4d4b" office:value-type="string">
            <text:p>DINAR TUNECINO</text:p>
          </table:table-cell>
          <table:table-cell table:style-name="odsStyleTableCell-7f0bfbe8dd36b1f7f6d2cf72722a4d4b" office:value-type="string">
            <text:p>TND</text:p>
          </table:table-cell>
          <table:table-cell table:style-name="odsStyleTableCell-c0847ed3177c9bd3251b280386be6b63" office:value-type="string">
            <text:p>2.18945</text:p>
          </table:table-cell>
          <table:table-cell table:style-name="odsStyleTableCell-c0847ed3177c9bd3251b280386be6b63" office:value-type="string">
            <text:p>3.13320</text:p>
          </table:table-cell>
        </table:table-row>
        <table:table-row table:style-name="ro1">
          <table:table-cell table:style-name="odsStyleTableCell-7f0bfbe8dd36b1f7f6d2cf72722a4d4b" office:value-type="string">
            <text:p>TURQUÍA</text:p>
          </table:table-cell>
          <table:table-cell table:style-name="odsStyleTableCell-7f0bfbe8dd36b1f7f6d2cf72722a4d4b" office:value-type="string">
            <text:p>LIRA TURCA</text:p>
          </table:table-cell>
          <table:table-cell table:style-name="odsStyleTableCell-7f0bfbe8dd36b1f7f6d2cf72722a4d4b" office:value-type="string">
            <text:p>TRY</text:p>
          </table:table-cell>
          <table:table-cell table:style-name="odsStyleTableCell-c0847ed3177c9bd3251b280386be6b63" office:value-type="string">
            <text:p>0.22449</text:p>
          </table:table-cell>
          <table:table-cell table:style-name="odsStyleTableCell-c0847ed3177c9bd3251b280386be6b63" office:value-type="string">
            <text:p>30.55800</text:p>
          </table:table-cell>
        </table:table-row>
        <table:table-row table:style-name="ro1">
          <table:table-cell table:style-name="odsStyleTableCell-7f0bfbe8dd36b1f7f6d2cf72722a4d4b" office:value-type="string">
            <text:p>URUGUAY</text:p>
          </table:table-cell>
          <table:table-cell table:style-name="odsStyleTableCell-7f0bfbe8dd36b1f7f6d2cf72722a4d4b" office:value-type="string">
            <text:p>PESO</text:p>
          </table:table-cell>
          <table:table-cell table:style-name="odsStyleTableCell-7f0bfbe8dd36b1f7f6d2cf72722a4d4b" office:value-type="string">
            <text:p>UYU</text:p>
          </table:table-cell>
          <table:table-cell table:style-name="odsStyleTableCell-c0847ed3177c9bd3251b280386be6b63" office:value-type="string">
            <text:p>0.17539</text:p>
          </table:table-cell>
          <table:table-cell table:style-name="odsStyleTableCell-c0847ed3177c9bd3251b280386be6b63" office:value-type="string">
            <text:p>39.11250</text:p>
          </table:table-cell>
        </table:table-row>
        <table:table-row table:style-name="ro1">
          <table:table-cell table:style-name="odsStyleTableCell-7f0bfbe8dd36b1f7f6d2cf72722a4d4b" office:value-type="string">
            <text:p>VENEZUELA</text:p>
          </table:table-cell>
          <table:table-cell table:style-name="odsStyleTableCell-7f0bfbe8dd36b1f7f6d2cf72722a4d4b" office:value-type="string">
            <text:p>BOLIVAR DIGITAL</text:p>
          </table:table-cell>
          <table:table-cell table:style-name="odsStyleTableCell-7f0bfbe8dd36b1f7f6d2cf72722a4d4b" office:value-type="string">
            <text:p>VES</text:p>
          </table:table-cell>
          <table:table-cell table:style-name="odsStyleTableCell-c0847ed3177c9bd3251b280386be6b63" office:value-type="string">
            <text:p>0.18920</text:p>
          </table:table-cell>
          <table:table-cell table:style-name="odsStyleTableCell-c0847ed3177c9bd3251b280386be6b63" office:value-type="string">
            <text:p>36.25780</text:p>
          </table:table-cell>
        </table:table-row>
        <table:table-row table:style-name="ro1">
          <table:table-cell table:style-name="odsStyleTableCell-7f0bfbe8dd36b1f7f6d2cf72722a4d4b" office:value-type="string">
            <text:p>VIETNAM</text:p>
          </table:table-cell>
          <table:table-cell table:style-name="odsStyleTableCell-7f0bfbe8dd36b1f7f6d2cf72722a4d4b" office:value-type="string">
            <text:p>DONG</text:p>
          </table:table-cell>
          <table:table-cell table:style-name="odsStyleTableCell-7f0bfbe8dd36b1f7f6d2cf72722a4d4b" office:value-type="string">
            <text:p>VND</text:p>
          </table:table-cell>
          <table:table-cell table:style-name="odsStyleTableCell-c0847ed3177c9bd3251b280386be6b63" office:value-type="string">
            <text:p>0.00028</text:p>
          </table:table-cell>
          <table:table-cell table:style-name="odsStyleTableCell-c0847ed3177c9bd3251b280386be6b63" office:value-type="string">
            <text:p>24,382.50000</text:p>
          </table:table-cell>
        </table:table-row>
        <table:table-row table:style-name="ro1">
          <table:table-cell table:style-name="odsStyleTableCell-7f0bfbe8dd36b1f7f6d2cf72722a4d4b" office:value-type="string">
            <text:p/>
          </table:table-cell>
          <table:table-cell table:style-name="odsStyleTableCell-7f0bfbe8dd36b1f7f6d2cf72722a4d4b" office:value-type="string">
            <text:p>DERECHO ESPECIAL DE GIRO</text:p>
          </table:table-cell>
          <table:table-cell table:style-name="odsStyleTableCell-7f0bfbe8dd36b1f7f6d2cf72722a4d4b" office:value-type="string">
            <text:p>USD/D.E.G.</text:p>
          </table:table-cell>
          <table:table-cell table:style-name="odsStyleTableCell-c0847ed3177c9bd3251b280386be6b63" office:value-type="string">
            <text:p/>
          </table:table-cell>
          <table:table-cell table:style-name="odsStyleTableCell-c0847ed3177c9bd3251b280386be6b63" office:value-type="string">
            <text:p>1.32472</text:p>
          </table:table-cell>
        </table:table-row>
        <table:table-row table:style-name="ro1">
          <table:table-cell table:style-name="odsStyleTableCell-7f0bfbe8dd36b1f7f6d2cf72722a4d4b" office:value-type="string">
            <text:p/>
          </table:table-cell>
          <table:table-cell table:style-name="odsStyleTableCell-7f0bfbe8dd36b1f7f6d2cf72722a4d4b" office:value-type="string">
            <text:p>UNIDAD DE FOMENTO DE VIVIENDA</text:p>
          </table:table-cell>
          <table:table-cell table:style-name="odsStyleTableCell-7f0bfbe8dd36b1f7f6d2cf72722a4d4b" office:value-type="string">
            <text:p>Bs/UFV</text:p>
          </table:table-cell>
          <table:table-cell table:style-name="odsStyleTableCell-c0847ed3177c9bd3251b280386be6b63" office:value-type="string">
            <text:p/>
          </table:table-cell>
          <table:table-cell table:style-name="odsStyleTableCell-c0847ed3177c9bd3251b280386be6b63" office:value-type="string">
            <text:p>2.4793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a273ae0cab56f3d85de50082a398eb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fcfe4a0092f9aefd97926271049ddf20" office:value-type="string">
            <text:p> </text:p>
          </table:table-cell>
          <table:table-cell table:style-name="odsStyleTableCell-fcfe4a0092f9aefd97926271049ddf20" office:value-type="string">
            <text:p>UNIDAD MONETARIA</text:p>
          </table:table-cell>
          <table:table-cell table:style-name="odsStyleTableCell-fcfe4a0092f9aefd97926271049ddf20" office:value-type="string">
            <text:p>MONEDA</text:p>
          </table:table-cell>
          <table:table-cell table:style-name="odsStyleTableCell-fcfe4a0092f9aefd97926271049ddf20" office:value-type="string">
            <text:p>TIPO DE CAMBIO EN M.E.</text:p>
          </table:table-cell>
        </table:table-row>
        <table:table-row table:style-name="ro1">
          <table:table-cell table:style-name="odsStyleTableCell-7f0bfbe8dd36b1f7f6d2cf72722a4d4b" office:value-type="string">
            <text:p>ORO</text:p>
          </table:table-cell>
          <table:table-cell table:style-name="odsStyleTableCell-7f0bfbe8dd36b1f7f6d2cf72722a4d4b" office:value-type="string">
            <text:p>ONZA TROY ORO</text:p>
          </table:table-cell>
          <table:table-cell table:style-name="odsStyleTableCell-7f0bfbe8dd36b1f7f6d2cf72722a4d4b" office:value-type="string">
            <text:p>USD./O.T.F.</text:p>
          </table:table-cell>
          <table:table-cell table:style-name="odsStyleTableCell-c0847ed3177c9bd3251b280386be6b63" office:value-type="string">
            <text:p>2,026.46000</text:p>
          </table:table-cell>
        </table:table-row>
        <table:table-row table:style-name="ro1">
          <table:table-cell table:style-name="odsStyleTableCell-7f0bfbe8dd36b1f7f6d2cf72722a4d4b" office:value-type="string">
            <text:p>PLATA</text:p>
          </table:table-cell>
          <table:table-cell table:style-name="odsStyleTableCell-7f0bfbe8dd36b1f7f6d2cf72722a4d4b" office:value-type="string">
            <text:p>ONZA TROY PLATA</text:p>
          </table:table-cell>
          <table:table-cell table:style-name="odsStyleTableCell-7f0bfbe8dd36b1f7f6d2cf72722a4d4b" office:value-type="string">
            <text:p>USD./O.T.F.</text:p>
          </table:table-cell>
          <table:table-cell table:style-name="odsStyleTableCell-c0847ed3177c9bd3251b280386be6b63" office:value-type="string">
            <text:p>22.37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a273ae0cab56f3d85de50082a398eb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fcfe4a0092f9aefd97926271049ddf20" office:value-type="string">
            <text:p> </text:p>
          </table:table-cell>
          <table:table-cell table:style-name="odsStyleTableCell-fcfe4a0092f9aefd97926271049ddf20" office:value-type="string">
            <text:p>1 MES</text:p>
          </table:table-cell>
          <table:table-cell table:style-name="odsStyleTableCell-fcfe4a0092f9aefd97926271049ddf20" office:value-type="string">
            <text:p>3 MESES</text:p>
          </table:table-cell>
          <table:table-cell table:style-name="odsStyleTableCell-fcfe4a0092f9aefd97926271049ddf20" office:value-type="string">
            <text:p>6 MESES</text:p>
          </table:table-cell>
        </table:table-row>
        <table:table-row table:style-name="ro1">
          <table:table-cell table:style-name="odsStyleTableCell-e9618637dad2b2085d9d3ce2b0ae545d" office:value-type="string">
            <text:p>TASA LIBOR(USD)</text:p>
          </table:table-cell>
          <table:table-cell table:style-name="odsStyleTableCell-c0847ed3177c9bd3251b280386be6b63" office:value-type="string">
            <text:p>5.44</text:p>
          </table:table-cell>
          <table:table-cell table:style-name="odsStyleTableCell-c0847ed3177c9bd3251b280386be6b63" office:value-type="string">
            <text:p>5.58</text:p>
          </table:table-cell>
          <table:table-cell table:style-name="odsStyleTableCell-c0847ed3177c9bd3251b280386be6b63" office:value-type="string">
            <text:p>5.6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f0bfbe8dd36b1f7f6d2cf72722a4d4b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02</meta:creation-date>
    <meta:generator>ods générator</meta:generator>
    <dc:date>2024-10-16T13:16:02</dc:date>
    <meta:editing-duration>PT1S</meta:editing-duration>
    <meta:editing-cycles>1</meta:editing-cycles>
    <meta:document-statistic meta:table-count="1" meta:cell-count="4" meta:object-count="0"/>
  </office:meta>
</office:document-meta>
</file>